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6bf" officeooo:paragraph-rsid="000c86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:</text:p>
      <text:p text:style-name="P1"/>
      <text:p text:style-name="P1"/>
      <text:p text:style-name="P1"/>
      <text:p text:style-name="P1">*******************File operations**************************</text:p>
      <text:p text:style-name="P1">1.write</text:p>
      <text:p text:style-name="P1">2.display</text:p>
      <text:p text:style-name="P1">3.search</text:p>
      <text:p text:style-name="P1">4.delete</text:p>
      <text:p text:style-name="P1">5.modify</text:p>
      <text:p text:style-name="P1">Enter your choice2</text:p>
      <text:p text:style-name="P1"/>
      <text:p text:style-name="P1">List of records</text:p>
      <text:p text:style-name="P1"/>
      <text:p text:style-name="P1"/>
      <text:p text:style-name="P1">*******************File operations**************************</text:p>
      <text:p text:style-name="P1">1.write</text:p>
      <text:p text:style-name="P1">2.display</text:p>
      <text:p text:style-name="P1">3.search</text:p>
      <text:p text:style-name="P1">4.delete</text:p>
      <text:p text:style-name="P1">5.modify</text:p>
      <text:p text:style-name="P1">Enter your choice1</text:p>
      <text:p text:style-name="P1">Enter number of records: 3</text:p>
      <text:p text:style-name="P1"/>
      <text:p text:style-name="P1">Enter Roll NO : . 10</text:p>
      <text:p text:style-name="P1">Enter name Nikhil</text:p>
      <text:p text:style-name="P1">enter the address of the studentskn</text:p>
      <text:p text:style-name="P1"/>
      <text:p text:style-name="P1">Enter Roll NO : . 11</text:p>
      <text:p text:style-name="P1">Enter name Lalit</text:p>
      <text:p text:style-name="P1">enter the address of the studentnarhe</text:p>
      <text:p text:style-name="P1"/>
      <text:p text:style-name="P1">Enter Roll NO : . 12</text:p>
      <text:p text:style-name="P1">Enter name sourabh</text:p>
      <text:p text:style-name="P1">enter the address of the studentwriteup</text:p>
      <text:p text:style-name="P1"/>
      <text:p text:style-name="P1"/>
      <text:p text:style-name="P1"/>
      <text:p text:style-name="P1">*******************File operations**************************</text:p>
      <text:p text:style-name="P1">1.write</text:p>
      <text:p text:style-name="P1">2.display</text:p>
      <text:p text:style-name="P1">3.search</text:p>
      <text:p text:style-name="P1">4.delete</text:p>
      <text:p text:style-name="P1">5.modify</text:p>
      <text:p text:style-name="P1">Enter your choice2</text:p>
      <text:p text:style-name="P1"/>
      <text:p text:style-name="P1">List of records</text:p>
      <text:p text:style-name="P1">*Student Roll No <text:s/>: 10</text:p>
      <text:p text:style-name="P1">*Student Name : Nikhil</text:p>
      <text:p text:style-name="P1">*Address: skn</text:p>
      <text:p text:style-name="P1">*Student Roll No <text:s/>: 11</text:p>
      <text:p text:style-name="P1">*Student Name : Lalit</text:p>
      <text:p text:style-name="P1"><text:soft-page-break/>*Address: narhe</text:p>
      <text:p text:style-name="P1">*Student Roll No <text:s/>: 12</text:p>
      <text:p text:style-name="P1">*Student Name : sourabh</text:p>
      <text:p text:style-name="P1">*Address: writeup</text:p>
      <text:p text:style-name="P1"/>
      <text:p text:style-name="P1"/>
      <text:p text:style-name="P1">*******************File operations**************************</text:p>
      <text:p text:style-name="P1">1.write</text:p>
      <text:p text:style-name="P1">2.display</text:p>
      <text:p text:style-name="P1">3.search</text:p>
      <text:p text:style-name="P1">4.delete</text:p>
      <text:p text:style-name="P1">5.modify</text:p>
      <text:p text:style-name="P1">Enter your choice3</text:p>
      <text:p text:style-name="P1">Enter Student Roll No : 11</text:p>
      <text:p text:style-name="P1"/>
      <text:p text:style-name="P1">*Student Roll No <text:s/>: 11</text:p>
      <text:p text:style-name="P1">*Student Name : Lalit</text:p>
      <text:p text:style-name="P1">*Address: narhe</text:p>
      <text:p text:style-name="P1"/>
      <text:p text:style-name="P1"/>
      <text:p text:style-name="P1">*******************File operations**************************</text:p>
      <text:p text:style-name="P1">1.write</text:p>
      <text:p text:style-name="P1">2.display</text:p>
      <text:p text:style-name="P1">3.search</text:p>
      <text:p text:style-name="P1">4.delete</text:p>
      <text:p text:style-name="P1">5.modify</text:p>
      <text:p text:style-name="P1">Enter your choice4</text:p>
      <text:p text:style-name="P1">enter no to be deleted12</text:p>
      <text:p text:style-name="P1"/>
      <text:p text:style-name="P1">Record Deleted</text:p>
      <text:p text:style-name="P1"/>
      <text:p text:style-name="P1"/>
      <text:p text:style-name="P1">*******************File operations**************************</text:p>
      <text:p text:style-name="P1">1.write</text:p>
      <text:p text:style-name="P1">2.display</text:p>
      <text:p text:style-name="P1">3.search</text:p>
      <text:p text:style-name="P1">4.delete</text:p>
      <text:p text:style-name="P1">5.modify</text:p>
      <text:p text:style-name="P1">Enter your choice2</text:p>
      <text:p text:style-name="P1"/>
      <text:p text:style-name="P1">List of records</text:p>
      <text:p text:style-name="P1">*Student Roll No <text:s/>: 10</text:p>
      <text:p text:style-name="P1">*Student Name : Nikhil</text:p>
      <text:p text:style-name="P1">*Address: skn</text:p>
      <text:p text:style-name="P1">*Student Roll No <text:s/>: 11</text:p>
      <text:p text:style-name="P1">*Student Name : Lalit</text:p>
      <text:p text:style-name="P1">*Address: narhe</text:p>
      <text:p text:style-name="P1"/>
      <text:p text:style-name="P1"/>
      <text:p text:style-name="P1">*******************File operations**************************</text:p>
      <text:p text:style-name="P1">1.write</text:p>
      <text:p text:style-name="P1">2.display</text:p>
      <text:p text:style-name="P1"><text:soft-page-break/>3.search</text:p>
      <text:p text:style-name="P1">4.delete</text:p>
      <text:p text:style-name="P1">5.modify</text:p>
      <text:p text:style-name="P1">Enter your choice5</text:p>
      <text:p text:style-name="P1">enter rno to be modified11</text:p>
      <text:p text:style-name="P1"/>
      <text:p text:style-name="P1">Enter the new details of Student</text:p>
      <text:p text:style-name="P1">Enter Roll NO : . 11</text:p>
      <text:p text:style-name="P1">Enter name Lalit</text:p>
      <text:p text:style-name="P1">enter the address of the studentnashik</text:p>
      <text:p text:style-name="P1"/>
      <text:p text:style-name="P1"/>
      <text:p text:style-name="P1"/>
      <text:p text:style-name="P1">*******************File operations**************************</text:p>
      <text:p text:style-name="P1">1.write</text:p>
      <text:p text:style-name="P1">2.display</text:p>
      <text:p text:style-name="P1">3.search</text:p>
      <text:p text:style-name="P1">4.delete</text:p>
      <text:p text:style-name="P1">5.modify</text:p>
      <text:p text:style-name="P1">Enter your choice2</text:p>
      <text:p text:style-name="P1"/>
      <text:p text:style-name="P1">List of records</text:p>
      <text:p text:style-name="P1">*Student Roll No <text:s/>: 10</text:p>
      <text:p text:style-name="P1">*Student Name : Nikhil</text:p>
      <text:p text:style-name="P1">*Address: skn</text:p>
      <text:p text:style-name="P1">*Student Roll No <text:s/>: 11</text:p>
      <text:p text:style-name="P1">*Student Name : Lalit</text:p>
      <text:p text:style-name="P1">*Address: nashik</text:p>
      <text:p text:style-name="P1"/>
      <text:p text:style-name="P1"/>
      <text:p text:style-name="P1">*******************File operations**************************</text:p>
      <text:p text:style-name="P1">1.write</text:p>
      <text:p text:style-name="P1">2.display</text:p>
      <text:p text:style-name="P1">3.search</text:p>
      <text:p text:style-name="P1">4.delete</text:p>
      <text:p text:style-name="P1">5.modify</text:p>
      <text:p text:style-name="P1">Enter your choice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40:21.442695812</meta:creation-date>
    <dc:date>2017-03-26T19:41:07.098101626</dc:date>
    <meta:editing-duration>PT46S</meta:editing-duration>
    <meta:editing-cycles>1</meta:editing-cycles>
    <meta:document-statistic meta:table-count="0" meta:image-count="0" meta:object-count="0" meta:page-count="3" meta:paragraph-count="110" meta:word-count="281" meta:character-count="2040" meta:non-whitespace-character-count="1861"/>
    <meta:generator>LibreOffice/5.1.6.2$Linux_X86_64 LibreOffice_project/10m0$Build-2</meta:generator>
  </office:meta>
</office:document-meta>
</file>